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pplicationListenerSynchronization.processEventWithCallba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alApplicationListenerSynchronizatio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Synchronization.afterCompletion( int statu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actionalApplicationListenerSynchronization.TransactionalApplicationListenerSynchronization( E event , TransactionalApplicationListener &lt; E &gt; listener , List &lt; TransactionalApplicationListener . SynchronizationCallback &gt; callba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ApplicationListenerSynchronization.beforeCommit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